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start="Arrowheads_20_1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start="Arrowheads_20_1" draw:marker-end="" draw:marker-end-width="0.3cm" draw:fill="none" draw:textarea-vertical-align="middle"/>
    </style:style>
    <style:style style:name="gr5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48cm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995cm" svg:height="0.963cm" svg:x="9.382cm" svg:y="11.668cm">
          <draw:text-box>
            <text:p>PWM output</text:p>
          </draw:text-box>
        </draw:frame>
        <draw:frame draw:style-name="gr1" draw:layer="layout" svg:width="3.245cm" svg:height="0.963cm" svg:x="5.445cm" svg:y="12.61cm">
          <draw:text-box>
            <text:p>robot_link</text:p>
          </draw:text-box>
        </draw:frame>
        <draw:frame draw:style-name="gr1" draw:layer="layout" svg:width="2.686cm" svg:height="0.963cm" svg:x="10.017cm" svg:y="13.88cm">
          <draw:text-box>
            <text:p>I2C bus</text:p>
          </draw:text-box>
        </draw:frame>
        <draw:frame draw:style-name="gr1" draw:layer="layout" svg:width="3.389cm" svg:height="0.963cm" svg:x="1.548cm" svg:y="11.668cm">
          <draw:text-box>
            <text:p>idp::Robot</text:p>
          </draw:text-box>
        </draw:frame>
        <draw:frame draw:style-name="gr1" draw:layer="layout" svg:width="2.932cm" svg:height="0.963cm" svg:x="1.751cm" svg:y="13.626cm">
          <draw:text-box>
            <text:p>idp::Map</text:p>
          </draw:text-box>
        </draw:frame>
        <draw:frame draw:style-name="gr1" draw:layer="layout" svg:width="2.441cm" svg:height="0.963cm" svg:x="14.434cm" svg:y="11.594cm">
          <draw:text-box>
            <text:p>Motors</text:p>
          </draw:text-box>
        </draw:frame>
        <draw:frame draw:style-name="gr1" draw:layer="layout" svg:width="2.826cm" svg:height="0.963cm" svg:x="14.176cm" svg:y="13.827cm">
          <draw:text-box>
            <text:p>Sensors</text:p>
          </draw:text-box>
        </draw:frame>
        <draw:line draw:style-name="gr2" draw:text-style-name="P1" draw:layer="layout" svg:x1="3.159cm" svg:y1="13.573cm" svg:x2="3.159cm" svg:y2="12.557cm">
          <text:p/>
        </draw:line>
        <draw:line draw:style-name="gr3" draw:text-style-name="P1" draw:layer="layout" svg:x1="4.937cm" svg:y1="12.303cm" svg:x2="5.572cm" svg:y2="12.811cm">
          <text:p/>
        </draw:line>
        <draw:line draw:style-name="gr4" draw:text-style-name="P1" draw:layer="layout" svg:x1="9.509cm" svg:y1="12.303cm" svg:x2="8.493cm" svg:y2="13.065cm">
          <text:p/>
        </draw:line>
        <draw:line draw:style-name="gr2" draw:text-style-name="P1" draw:layer="layout" svg:x1="13.319cm" svg:y1="12.176cm" svg:x2="14.589cm" svg:y2="12.176cm">
          <text:p/>
        </draw:line>
        <draw:line draw:style-name="gr2" draw:text-style-name="P1" draw:layer="layout" svg:x1="10.017cm" svg:y1="14.335cm" svg:x2="8.62cm" svg:y2="13.192cm">
          <text:p/>
        </draw:line>
        <draw:line draw:style-name="gr5" draw:text-style-name="P1" draw:layer="layout" svg:x1="14.208cm" svg:y1="14.335cm" svg:x2="12.557cm" svg:y2="14.335cm">
          <text:p/>
        </draw:line>
        <draw:custom-shape draw:style-name="gr6" draw:text-style-name="P1" draw:layer="layout" svg:width="3.302cm" svg:height="3.048cm" svg:x="1.508cm" svg:y="11.6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048cm" svg:height="1.143cm" svg:x="5.572cm" svg:y="12.5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493cm" svg:height="3.429cm" svg:x="9.509cm" svg:y="11.54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685cm" svg:height="0.73cm" svg:x="1.254cm" svg:y="14.748cm">
          <draw:text-box>
            <text:p text:style-name="P2"><text:span text:style-name="T1">Custom software</text:span></text:p>
          </draw:text-box>
        </draw:frame>
        <draw:frame draw:style-name="gr8" draw:text-style-name="P2" draw:layer="layout" svg:width="3.556cm" svg:height="1.012cm" svg:x="5.318cm" svg:y="13.827cm">
          <draw:text-box>
            <text:p text:style-name="P2"><text:span text:style-name="T1">Software library</text:span></text:p>
          </draw:text-box>
        </draw:frame>
        <draw:frame draw:style-name="gr9" draw:text-style-name="P2" draw:layer="layout" svg:width="2.667cm" svg:height="0.729cm" svg:x="11.922cm" svg:y="15.224cm">
          <draw:text-box>
            <text:p text:style-name="P2"><text:span text:style-name="T1">Electron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marker draw:name="Arrowheads_20_2" draw:display-name="Arrowheads 2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2T06:34:22.932718966</meta:creation-date>
    <dc:date>2016-02-22T10:27:52.053751783</dc:date>
    <meta:editing-duration>PT17M15S</meta:editing-duration>
    <meta:editing-cycles>1</meta:editing-cycles>
    <meta:document-statistic meta:object-count="19"/>
    <meta:generator>LibreOffice/4.2.8.2$Linux_X86_64 LibreOffice_project/420m0$Build-2</meta:generator>
  </office:meta>
</office:document-meta>
</file>